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7"/>
    <style:style style:name="P3" style:family="paragraph" style:parent-style-name="Preformatted_20_Text" style:list-style-name="L7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paragraph-properties fo:margin-left="1cm" fo:margin-right="1cm" fo:text-indent="0cm" style:auto-text-indent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r que sí! M'encanta la idea del teu projecte. Anem a desglossar els passos que has de seguir.</text:p>
      <text:p text:style-name="Text_20_body">És molt important entendre una cosa clau des del principi: <text:span text:style-name="Strong_20_Emphasis">Apidog no és on s'executa la teva API</text:span>. Apidog és una eina fantàstica per a <text:span text:style-name="Strong_20_Emphasis">dissenyar, documentar, provar i simular</text:span> la teva API. L'API real, el codi que es connecta a Supabase, l'hauràs de crear amb un llenguatge de programació (com Node.js, Python, etc.) i executar-lo en un servidor.</text:p>
      <text:p text:style-name="Text_20_body">Aquí tens el flux de treball complet, pas a pas, des del disseny fins a la implementació.</text:p>
      <text:p text:style-name="Horizontal_20_Line"/>
      <text:h text:style-name="Heading_20_3" text:outline-level="3">Fase 1: Dissenyar la teva API a Apidog</text:h>
      <text:p text:style-name="Text_20_body">Aquesta és la primera etapa i és on Apidog brilla. Abans d'escriure ni una línia de codi, definirem com ha de funcionar la teva API.</text:p>
      <text:p text:style-name="Text_20_body"><text:span text:style-name="Strong_20_Emphasis">Pas 1: Crear un nou Punt d'Accés (Endpoint)</text:span></text:p>
      <text:p text:style-name="Text_20_body">Dins del teu projecte d'Apidog, a la barra lateral esquerra, fes clic al botó + i selecciona "New API".</text:p>
      <text:list xml:id="list2189677361" text:style-name="L1">
        <text:list-item>
          <text:p text:style-name="P4"><text:span text:style-name="Strong_20_Emphasis">Mètode HTTP</text:span>: Per obtenir dades, el mètode estàndard és GET. Selecciona GET.</text:p>
        </text:list-item>
        <text:list-item>
          <text:p text:style-name="P4"><text:span text:style-name="Strong_20_Emphasis">URL</text:span>: Defineix la ruta. Per exemple, si vols obtenir una llista d'usuaris, podries posar /usuaris. Si vols obtenir productes, /productes. Anem a fer un exemple amb productes: /api/productes.</text:p>
        </text:list-item>
        <text:list-item>
          <text:p text:style-name="P4"><text:span text:style-name="Strong_20_Emphasis">Nom</text:span>: Posa-li un nom descriptiu, com "Obtenir tots els productes".</text:p>
        </text:list-item>
      </text:list>
      <text:p text:style-name="Text_20_body"><text:span text:style-name="Strong_20_Emphasis">Pas 2: Definir la Resposta Esperada (Response)</text:span></text:p>
      <text:p text:style-name="Text_20_body">Ara li direm a Apidog com seran les dades que la nostra API hauria de retornar.</text:p>
      <text:list xml:id="list89423367" text:style-name="L2">
        <text:list-item>
          <text:p text:style-name="P5">Ves a la pestanya <text:span text:style-name="Strong_20_Emphasis">"Response"</text:span> a la part inferior de la finestra de l'endpoint.</text:p>
        </text:list-item>
        <text:list-item>
          <text:p text:style-name="P5">Fes clic a <text:span text:style-name="Strong_20_Emphasis">"Add Example"</text:span>.</text:p>
        </text:list-item>
        <text:list-item>
          <text:p text:style-name="P5">Aquí definiràs l'estructura de les dades. Suposem que la teva taula a Supabase té productes amb id, nom i preu. La teva resposta en format JSON podria ser un array d'objectes com aquest:</text:p>
        </text:list-item>
      </text:list>
      <text:p text:style-name="P6">Generated json</text:p>
      <text:section text:style-name="Sect1" text:name="cdk-accordion-child-6">
        <text:p text:style-name="Preformatted_20_Text"><text:s text:c="6"/><text:span text:style-name="Source_20_Text">[</text:span></text:p>
        <text:p text:style-name="Preformatted_20_Text"><text:span text:style-name="Source_20_Text"><text:s text:c="2"/>{</text:span></text:p>
        <text:p text:style-name="Preformatted_20_Text"><text:span text:style-name="Source_20_Text"><text:s text:c="4"/>"id": 1,</text:span></text:p>
        <text:p text:style-name="Preformatted_20_Text"><text:span text:style-name="Source_20_Text"><text:s text:c="4"/>"nom": "Portàtil Pro X",</text:span></text:p>
        <text:p text:style-name="Preformatted_20_Text"><text:span text:style-name="Source_20_Text"><text:s text:c="4"/>"preu": 1200.50,</text:span></text:p>
        <text:p text:style-name="Preformatted_20_Text"><text:span text:style-name="Source_20_Text"><text:s text:c="4"/>"creat_a": "2023-10-27T10:00:00Z"</text:span></text:p>
        <text:p text:style-name="Preformatted_20_Text"><text:span text:style-name="Source_20_Text"><text:s text:c="2"/>},</text:span></text:p>
        <text:p text:style-name="Preformatted_20_Text"><text:span text:style-name="Source_20_Text"><text:s text:c="2"/>{</text:span></text:p>
        <text:p text:style-name="Preformatted_20_Text"><text:span text:style-name="Source_20_Text"><text:s text:c="4"/>"id": 2,</text:span></text:p>
        <text:p text:style-name="Preformatted_20_Text"><text:span text:style-name="Source_20_Text"><text:s text:c="4"/>"nom": "Ratolí Gaming",</text:span></text:p>
        <text:p text:style-name="Preformatted_20_Text"><text:span text:style-name="Source_20_Text"><text:s text:c="4"/>"preu": 45.99,</text:span></text:p>
        <text:p text:style-name="Preformatted_20_Text"><text:span text:style-name="Source_20_Text"><text:s text:c="4"/>"creat_a": "2023-10-27T10:05:00Z"</text:span></text:p>
        <text:p text:style-name="Preformatted_20_Text"><text:span text:style-name="Source_20_Text"><text:s text:c="2"/>}</text:span></text:p>
        <text:p text:style-name="Preformatted_20_Text"><text:span text:style-name="Source_20_Text">]</text:span></text:p>
        <text:p text:style-name="P1"><text:s text:c="4"/></text:p>
      </text:section>
      <text:list xml:id="list1038883664" text:style-name="L3">
        <text:list-item>
          <text:p text:style-name="P7"><text:span text:style-name="Strong_20_Emphasis">Guarda els canvis</text:span> (normalment Ctrl+S o el botó de desar).</text:p>
        </text:list-item>
      </text:list>
      <text:p text:style-name="Text_20_body"><text:soft-page-break/><text:span text:style-name="Strong_20_Emphasis">Pas 3: Utilitzar el Servidor de Simulació (Mock Server)</text:span></text:p>
      <text:p text:style-name="Text_20_body">Aquesta és una de les funcions més potents d'Apidog. Et permet provar l'API abans que existeixi.</text:p>
      <text:list xml:id="list3472444374" text:style-name="L4">
        <text:list-item>
          <text:p text:style-name="P8">A la part superior, on poses la URL, busca un desplegable que diu "No Env" o similar. Fes clic i selecciona <text:span text:style-name="Strong_20_Emphasis">"Mock Server"</text:span>.</text:p>
        </text:list-item>
        <text:list-item>
          <text:p text:style-name="P8">Ara, fes clic al botó <text:span text:style-name="Strong_20_Emphasis">"Send"</text:span>.</text:p>
        </text:list-item>
        <text:list-item>
          <text:p text:style-name="P8">Màgia! Apidog et retornarà automàticament les dades d'exemple que has definit al Pas 2.</text:p>
        </text:list-item>
      </text:list>
      <text:p text:style-name="P9"><text:span text:style-name="Strong_20_Emphasis">Per què és útil això?</text:span> Perquè ara ja tens una URL funcional (la del Mock Server d'Apidog) que pots donar al desenvolupador del front-end. Ell pot començar a treballar connectant l'app a aquesta URL simulada mentre tu construeixes l'API real.</text:p>
      <text:p text:style-name="Horizontal_20_Line"/>
      <text:h text:style-name="Heading_20_3" text:outline-level="3">Fase 2: Preparar la Base de Dades a Supabase</text:h>
      <text:p text:style-name="Text_20_body">Ara anem a la font de les dades reals.</text:p>
      <text:p text:style-name="Text_20_body"><text:span text:style-name="Strong_20_Emphasis">Pas 1: Crear una Taula</text:span></text:p>
      <text:list xml:id="list3591983154" text:style-name="L5">
        <text:list-item>
          <text:p text:style-name="P10">Ves al teu projecte de Supabase.</text:p>
        </text:list-item>
        <text:list-item>
          <text:p text:style-name="P10">Al menú de l'esquerra, ves a <text:span text:style-name="Strong_20_Emphasis">"Table Editor"</text:span>.</text:p>
        </text:list-item>
        <text:list-item>
          <text:p text:style-name="P10">Fes clic a <text:span text:style-name="Strong_20_Emphasis">"Create a new table"</text:span>.</text:p>
        </text:list-item>
        <text:list-item>
          <text:p text:style-name="P10">Posa-li un nom, per exemple, productes.</text:p>
        </text:list-item>
        <text:list-item>
          <text:p text:style-name="P10">Afegeix les columnes. Per exemple:</text:p>
          <text:list>
            <text:list-item>
              <text:p text:style-name="P10">id (per defecte, ja és la clau primària).</text:p>
            </text:list-item>
            <text:list-item>
              <text:p text:style-name="P10">creat_a (per defecte, timestamptz).</text:p>
            </text:list-item>
            <text:list-item>
              <text:p text:style-name="P10">nom (tipus text).</text:p>
            </text:list-item>
            <text:list-item>
              <text:p text:style-name="P10">preu (tipus numeric o float8).</text:p>
            </text:list-item>
          </text:list>
        </text:list-item>
        <text:list-item>
          <text:p text:style-name="P10">Desa la taula.</text:p>
        </text:list-item>
      </text:list>
      <text:p text:style-name="Text_20_body"><text:span text:style-name="Strong_20_Emphasis">Pas 2: Inserir Dades de Mostra</text:span></text:p>
      <text:p text:style-name="Text_20_body">Fes clic a la taula productes i després a <text:span text:style-name="Strong_20_Emphasis">"Insert" &gt; "Insert row"</text:span> per afegir un parell de productes manualment. Això ens donarà dades reals per retornar.</text:p>
      <text:p text:style-name="Text_20_body"><text:span text:style-name="Strong_20_Emphasis">Pas 3: Obtenir les Claus de l'API de Supabase</text:span></text:p>
      <text:list xml:id="list38498646" text:style-name="L6">
        <text:list-item>
          <text:p text:style-name="P11">Al menú de l'esquerra, ves a <text:span text:style-name="Strong_20_Emphasis">"Project Settings"</text:span> (la icona de la roda dentada).</text:p>
        </text:list-item>
        <text:list-item>
          <text:p text:style-name="P11">Selecciona <text:span text:style-name="Strong_20_Emphasis">"API"</text:span>.</text:p>
        </text:list-item>
        <text:list-item>
          <text:p text:style-name="P11">Necessitaràs dues coses d'aquí. Guarda-les en un lloc segur:</text:p>
          <text:list>
            <text:list-item>
              <text:p text:style-name="P11"><text:span text:style-name="Strong_20_Emphasis">Project URL</text:span>.</text:p>
            </text:list-item>
            <text:list-item>
              <text:p text:style-name="P11"><text:span text:style-name="Strong_20_Emphasis">Project API Keys</text:span> -&gt; la clau que diu anon public. Aquesta clau és segura per utilitzar en un backend.</text:p>
            </text:list-item>
          </text:list>
        </text:list-item>
      </text:list>
      <text:p text:style-name="Horizontal_20_Line"><text:soft-page-break/></text:p>
      <text:h text:style-name="Heading_20_3" text:outline-level="3">Fase 3: Construir l'API Real (amb Node.js i Express)</text:h>
      <text:p text:style-name="Text_20_body">Aquesta és la part on escrivim el codi. Utilitzarem Node.js amb el framework Express, que és molt comú per crear APIs.</text:p>
      <text:p text:style-name="Text_20_body"><text:span text:style-name="Strong_20_Emphasis">Pas 1: Preparar l'Entorn</text:span></text:p>
      <text:list xml:id="list2310649490" text:style-name="L7">
        <text:list-item>
          <text:p text:style-name="P12">Assegura't de tenir <text:a xlink:type="simple" xlink:href="https://www.google.com/url?sa=E&amp;q=https%3A%2F%2Fnodejs.org%2F" office:target-frame-name="_blank" xlink:show="new" text:style-name="Internet_20_link" text:visited-style-name="Visited_20_Internet_20_Link">Node.js</text:a> instal·lat.</text:p>
        </text:list-item>
        <text:list-item>
          <text:p text:style-name="P12">Crea una carpeta per al teu projecte: mkdir la-meva-api &amp;&amp; cd la-meva-api.</text:p>
        </text:list-item>
        <text:list-item>
          <text:p text:style-name="P12">Inicia un projecte de Node.js: npm init -y.</text:p>
        </text:list-item>
        <text:list-item>
          <text:p text:style-name="P12">Instal·la les llibreries necessàries:</text:p>
          <text:list>
            <text:list-item>
              <text:p text:style-name="P12"><text:span text:style-name="Strong_20_Emphasis">Express</text:span>: El framework per al servidor.</text:p>
            </text:list-item>
            <text:list-item>
              <text:p text:style-name="P12"><text:span text:style-name="Strong_20_Emphasis">@supabase/supabase-js</text:span>: La llibreria oficial per connectar amb Supabase.</text:p>
            </text:list-item>
            <text:list-item>
              <text:p text:style-name="P12"><text:span text:style-name="Strong_20_Emphasis">cors</text:span>: Per permetre que el teu front-end faci crides a l'API.</text:p>
            </text:list-item>
            <text:list-item>
              <text:p text:style-name="P12"><text:span text:style-name="Strong_20_Emphasis">dotenv</text:span>: Per gestionar les claus secretes de forma segura.</text:p>
            </text:list-item>
          </text:list>
          <text:p text:style-name="P13">Generated bash</text:p>
        </text:list-item>
      </text:list>
      <text:section text:style-name="Sect1" text:name="cdk-accordion-child-7">
        <text:list xml:id="list181110272990438" text:continue-numbering="true" text:style-name="L7">
          <text:list-header>
            <text:p text:style-name="P2"><text:s text:c="6"/><text:span text:style-name="Source_20_Text">npm install express @supabase/supabase-js cors dotenv</text:span></text:p>
            <text:p text:style-name="P3"><text:s text:c="4"/></text:p>
            <text:p text:style-name="P13">IGNORE_WHEN_COPYING_START</text:p>
            <text:p text:style-name="P13">content_copy download </text:p>
            <text:p text:style-name="P13">Use code <text:a xlink:type="simple" xlink:href="https://support.google.com/legal/answer/13505487" office:target-frame-name="_blank" xlink:show="new" text:style-name="Internet_20_link" text:visited-style-name="Visited_20_Internet_20_Link">with caution</text:a>. Bash</text:p>
            <text:p text:style-name="P13">IGNORE_WHEN_COPYING_END</text:p>
          </text:list-header>
        </text:list>
      </text:section>
      <text:p text:style-name="Text_20_body"><text:span text:style-name="Strong_20_Emphasis">Pas 2: Escriure el Codi de l'API</text:span></text:p>
      <text:p text:style-name="Text_20_body">Crea un fitxer anomenat index.js i enganxa-hi el següent codi:</text:p>
      <text:p text:style-name="P6">Generated javascript</text:p>
      <text:section text:style-name="Sect1" text:name="cdk-accordion-child-8">
        <text:p text:style-name="Preformatted_20_Text"><text:s text:c="6"/><text:span text:style-name="Source_20_Text">// 1. Importar les llibreries</text:span></text:p>
        <text:p text:style-name="Preformatted_20_Text"><text:span text:style-name="Source_20_Text">require('dotenv').config(); // Per carregar les variables d'entorn</text:span></text:p>
        <text:p text:style-name="Preformatted_20_Text"><text:span text:style-name="Source_20_Text">const express = require('express');</text:span></text:p>
        <text:p text:style-name="Preformatted_20_Text"><text:span text:style-name="Source_20_Text">const cors = require('cors');</text:span></text:p>
        <text:p text:style-name="Preformatted_20_Text"><text:span text:style-name="Source_20_Text">const { createClient } = require('@supabase/supabase-js');</text:span></text:p>
        <text:p text:style-name="Preformatted_20_Text"/>
        <text:p text:style-name="Preformatted_20_Text"><text:span text:style-name="Source_20_Text">// 2. Obtenir les claus de Supabase des de les variables d'entorn</text:span></text:p>
        <text:p text:style-name="Preformatted_20_Text"><text:span text:style-name="Source_20_Text">const supabaseUrl = process.env.SUPABASE_URL;</text:span></text:p>
        <text:p text:style-name="Preformatted_20_Text"><text:span text:style-name="Source_20_Text">const supabaseKey = process.env.SUPABASE_KEY;</text:span></text:p>
        <text:p text:style-name="Preformatted_20_Text"/>
        <text:p text:style-name="Preformatted_20_Text"><text:span text:style-name="Source_20_Text">// Comprovar que les claus existeixen</text:span></text:p>
        <text:p text:style-name="Preformatted_20_Text"><text:span text:style-name="Source_20_Text">if (!supabaseUrl || !supabaseKey) {</text:span></text:p>
        <text:p text:style-name="Preformatted_20_Text"><text:span text:style-name="Source_20_Text"><text:s text:c="2"/>throw new Error("Les variables d'entorn SUPABASE_URL i SUPABASE_KEY són necessàries"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// 3. Crear el client de Supabase</text:span></text:p>
        <text:p text:style-name="Preformatted_20_Text"><text:span text:style-name="Source_20_Text">const supabase = createClient(supabaseUrl, supabaseKey);</text:span></text:p>
        <text:p text:style-name="Preformatted_20_Text"/>
        <text:p text:style-name="Preformatted_20_Text"><text:span text:style-name="Source_20_Text">// 4. Crear l'aplicació Express</text:span></text:p>
        <text:p text:style-name="Preformatted_20_Text"><text:span text:style-name="Source_20_Text">const app = express();</text:span></text:p>
        <text:p text:style-name="Preformatted_20_Text"><text:span text:style-name="Source_20_Text">const port = 3000; // El port on s'executarà la nostra API</text:span></text:p>
        <text:p text:style-name="Preformatted_20_Text"><text:soft-page-break/></text:p>
        <text:p text:style-name="Preformatted_20_Text"><text:span text:style-name="Source_20_Text">// 5. Middlewares</text:span></text:p>
        <text:p text:style-name="Preformatted_20_Text"><text:span text:style-name="Source_20_Text">app.use(cors()); // Permet crides des de qualsevol origen (el teu front-end)</text:span></text:p>
        <text:p text:style-name="Preformatted_20_Text"><text:span text:style-name="Source_20_Text">app.use(express.json()); // Permet a l'API entendre JSON</text:span></text:p>
        <text:p text:style-name="Preformatted_20_Text"/>
        <text:p text:style-name="Preformatted_20_Text"><text:span text:style-name="Source_20_Text">// 6. Definir el nostre endpoint (la mateixa ruta que vam dissenyar a Apidog)</text:span></text:p>
        <text:p text:style-name="Preformatted_20_Text"><text:span text:style-name="Source_20_Text">app.get('/api/productes', async (req, res) =&gt; {</text:span></text:p>
        <text:p text:style-name="Preformatted_20_Text"><text:span text:style-name="Source_20_Text"><text:s text:c="2"/>try {</text:span></text:p>
        <text:p text:style-name="Preformatted_20_Text"><text:span text:style-name="Source_20_Text"><text:s text:c="4"/>// Fem la consulta a la taula 'productes' de Supabase</text:span></text:p>
        <text:p text:style-name="Preformatted_20_Text"><text:span text:style-name="Source_20_Text"><text:s text:c="4"/>const { data, error } = await supabase</text:span></text:p>
        <text:p text:style-name="Preformatted_20_Text"><text:span text:style-name="Source_20_Text"><text:s text:c="6"/>.from('productes')</text:span></text:p>
        <text:p text:style-name="Preformatted_20_Text"><text:span text:style-name="Source_20_Text"><text:s text:c="6"/>.select('*'); // '*' significa seleccionar totes les columnes</text:span></text:p>
        <text:p text:style-name="Preformatted_20_Text"/>
        <text:p text:style-name="Preformatted_20_Text"><text:span text:style-name="Source_20_Text"><text:s text:c="4"/>// Si hi ha un error a la consulta, el retornem</text:span></text:p>
        <text:p text:style-name="Preformatted_20_Text"><text:span text:style-name="Source_20_Text"><text:s text:c="4"/>if (error) {</text:span></text:p>
        <text:p text:style-name="Preformatted_20_Text"><text:span text:style-name="Source_20_Text"><text:s text:c="6"/>throw error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// Si tot va bé, retornem les dades amb un estat 200 (OK)</text:span></text:p>
        <text:p text:style-name="Preformatted_20_Text"><text:span text:style-name="Source_20_Text"><text:s text:c="4"/>res.status(200).json(data);</text:span></text:p>
        <text:p text:style-name="Preformatted_20_Text"><text:span text:style-name="Source_20_Text"><text:s text:c="2"/>} catch (error) {</text:span></text:p>
        <text:p text:style-name="Preformatted_20_Text"><text:span text:style-name="Source_20_Text"><text:s text:c="4"/>// Si alguna cosa falla, retornem un error 500 (Error intern del servidor)</text:span></text:p>
        <text:p text:style-name="Preformatted_20_Text"><text:span text:style-name="Source_20_Text"><text:s text:c="4"/>res.status(500).json({ error: error.message });</text:span></text:p>
        <text:p text:style-name="Preformatted_20_Text"><text:span text:style-name="Source_20_Text"><text:s text:c="2"/>}</text:span></text:p>
        <text:p text:style-name="Preformatted_20_Text"><text:span text:style-name="Source_20_Text">});</text:span></text:p>
        <text:p text:style-name="Preformatted_20_Text"/>
        <text:p text:style-name="Preformatted_20_Text"><text:span text:style-name="Source_20_Text">// 7. Iniciar el servidor</text:span></text:p>
        <text:p text:style-name="Preformatted_20_Text"><text:span text:style-name="Source_20_Text">app.listen(port, () =&gt; {</text:span></text:p>
        <text:p text:style-name="Preformatted_20_Text"><text:span text:style-name="Source_20_Text"><text:s text:c="2"/>console.log(`API executant-se a http://localhost:${port}`);</text:span></text:p>
        <text:p text:style-name="Preformatted_20_Text"><text:span text:style-name="Source_20_Text">});</text:span></text:p>
        <text:p text:style-name="P1"><text:s text:c="4"/></text:p>
        <text:p text:style-name="P6">IGNORE_WHEN_COPYING_START</text:p>
        <text:p text:style-name="P6">content_copy download </text:p>
        <text:p text:style-name="P6">Use code <text:a xlink:type="simple" xlink:href="https://support.google.com/legal/answer/13505487" office:target-frame-name="_blank" xlink:show="new" text:style-name="Internet_20_link" text:visited-style-name="Visited_20_Internet_20_Link">with caution</text:a>. JavaScript</text:p>
        <text:p text:style-name="P6">IGNORE_WHEN_COPYING_END</text:p>
      </text:section>
      <text:p text:style-name="Text_20_body"><text:span text:style-name="Strong_20_Emphasis">Pas 3: Configurar les Claus Secretes</text:span></text:p>
      <text:p text:style-name="Text_20_body">Crea un fitxer a la mateixa carpeta anomenat .env. <text:span text:style-name="Strong_20_Emphasis">Aquest fitxer MAI s'ha de pujar a un repositori públic (com GitHub)</text:span>.</text:p>
      <text:p text:style-name="Text_20_body">Dins del fitxer .env, posa les teves claus de Supabase:</text:p>
      <text:p text:style-name="P6">Generated code</text:p>
      <text:section text:style-name="Sect1" text:name="cdk-accordion-child-9">
        <text:p text:style-name="Preformatted_20_Text"><text:s text:c="6"/><text:span text:style-name="Source_20_Text">SUPABASE_URL=LA_TEVA_URL_DE_SUPABASE</text:span></text:p>
        <text:p text:style-name="Preformatted_20_Text"><text:span text:style-name="Source_20_Text">SUPABASE_KEY=LA_TEVA_CLAU_ANON_PUBLIC_DE_SUPABASE</text:span></text:p>
        <text:p text:style-name="P1"><text:s text:c="4"/></text:p>
        <text:p text:style-name="P6">IGNORE_WHEN_COPYING_START</text:p>
        <text:p text:style-name="P6">content_copy download </text:p>
        <text:p text:style-name="P6">Use code <text:a xlink:type="simple" xlink:href="https://support.google.com/legal/answer/13505487" office:target-frame-name="_blank" xlink:show="new" text:style-name="Internet_20_link" text:visited-style-name="Visited_20_Internet_20_Link">with caution</text:a>. </text:p>
        <text:p text:style-name="P6">IGNORE_WHEN_COPYING_END</text:p>
      </text:section>
      <text:p text:style-name="Text_20_body">Reemplaça els valors amb els que has copiat de la configuració del teu projecte de Supabase.</text:p>
      <text:p text:style-name="Text_20_body"><text:span text:style-name="Strong_20_Emphasis">Pas 4: Executar l'API</text:span></text:p>
      <text:p text:style-name="Text_20_body">A la teva terminal, dins de la carpeta del projecte, executa:</text:p>
      <text:p text:style-name="P6">Generated bash</text:p>
      <text:section text:style-name="Sect1" text:name="cdk-accordion-child-10">
        <text:p text:style-name="Preformatted_20_Text"><text:soft-page-break/><text:s text:c="6"/><text:span text:style-name="Source_20_Text">node index.js</text:span></text:p>
        <text:p text:style-name="P1"><text:s text:c="4"/></text:p>
        <text:p text:style-name="P6">IGNORE_WHEN_COPYING_START</text:p>
        <text:p text:style-name="P6">content_copy download </text:p>
        <text:p text:style-name="P6">Use code <text:a xlink:type="simple" xlink:href="https://support.google.com/legal/answer/13505487" office:target-frame-name="_blank" xlink:show="new" text:style-name="Internet_20_link" text:visited-style-name="Visited_20_Internet_20_Link">with caution</text:a>. Bash</text:p>
        <text:p text:style-name="P6">IGNORE_WHEN_COPYING_END</text:p>
      </text:section>
      <text:p text:style-name="Text_20_body">Si tot ha anat bé, veuràs el missatge: API executant-se a http://localhost:3000.</text:p>
      <text:p text:style-name="Horizontal_20_Line"/>
      <text:h text:style-name="Heading_20_3" text:outline-level="3">Fase 4: Connectar-ho Tot</text:h>
      <text:p text:style-name="Text_20_body">Ara ja tenim l'API real funcionant localment.</text:p>
      <text:p text:style-name="Text_20_body"><text:span text:style-name="Strong_20_Emphasis">Pas 1: Provar l'API Real amb Apidog</text:span></text:p>
      <text:list xml:id="list2994046165" text:style-name="L8">
        <text:list-item>
          <text:p text:style-name="P14">Torna a Apidog.</text:p>
        </text:list-item>
        <text:list-item>
          <text:p text:style-name="P14">Al desplegable on havies seleccionat "Mock Server", ara selecciona <text:span text:style-name="Strong_20_Emphasis">"Add a new Env"</text:span>.</text:p>
        </text:list-item>
        <text:list-item>
          <text:p text:style-name="P14">Posa-li un nom com "Local" i a "Base URL" escriu http://localhost:3000. Desa-ho.</text:p>
        </text:list-item>
        <text:list-item>
          <text:p text:style-name="P14">Assegura't que l'entorn "Local" està seleccionat.</text:p>
        </text:list-item>
        <text:list-item>
          <text:p text:style-name="P14">Ves al teu endpoint /api/productes i fes clic a <text:span text:style-name="Strong_20_Emphasis">"Send"</text:span>.</text:p>
        </text:list-item>
      </text:list>
      <text:p text:style-name="Text_20_body">Ara, Apidog no està cridant al seu servidor de simulació, sinó a <text:span text:style-name="Strong_20_Emphasis">la teva API real</text:span> que s'està executant al teu ordinador. Hauries de veure les dades reals que vas inserir a la teva taula de Supabase!</text:p>
      <text:p text:style-name="Text_20_body"><text:span text:style-name="Strong_20_Emphasis">Pas 2: Connectar des del Front-end</text:span></text:p>
      <text:p text:style-name="Text_20_body">Ara, a la teva aplicació de front-end (React, Vue, JavaScript pur, etc.), en lloc de cridar a la URL del Mock Server d'Apidog, hauràs de fer la crida a http://localhost:3000/api/productes.</text:p>
      <text:p text:style-name="Text_20_body">Exemple amb JavaScript fetch:</text:p>
      <text:p text:style-name="P6">Generated javascript</text:p>
      <text:section text:style-name="Sect1" text:name="cdk-accordion-child-11">
        <text:p text:style-name="Preformatted_20_Text"><text:s text:c="6"/><text:span text:style-name="Source_20_Text">fetch('http://localhost:3000/api/productes')</text:span></text:p>
        <text:p text:style-name="Preformatted_20_Text"><text:span text:style-name="Source_20_Text"><text:s text:c="2"/>.then(response =&gt; response.json())</text:span></text:p>
        <text:p text:style-name="Preformatted_20_Text"><text:span text:style-name="Source_20_Text"><text:s text:c="2"/>.then(data =&gt; {</text:span></text:p>
        <text:p text:style-name="Preformatted_20_Text"><text:span text:style-name="Source_20_Text"><text:s text:c="4"/>console.log('Productes rebuts des de la nostra API!', data);</text:span></text:p>
        <text:p text:style-name="Preformatted_20_Text"><text:span text:style-name="Source_20_Text"><text:s text:c="4"/>// Aquí faries el que calgui amb les dades (pintar-les a la pantalla, etc.)</text:span></text:p>
        <text:p text:style-name="Preformatted_20_Text"><text:span text:style-name="Source_20_Text"><text:s text:c="2"/>})</text:span></text:p>
        <text:p text:style-name="Preformatted_20_Text"><text:span text:style-name="Source_20_Text"><text:s text:c="2"/>.catch(error =&gt; {</text:span></text:p>
        <text:p text:style-name="Preformatted_20_Text"><text:span text:style-name="Source_20_Text"><text:s text:c="4"/>console.error('Error en connectar amb l'API:', error);</text:span></text:p>
        <text:p text:style-name="Preformatted_20_Text"><text:span text:style-name="Source_20_Text"><text:s text:c="2"/>});</text:span></text:p>
        <text:p text:style-name="P1"><text:s text:c="4"/></text:p>
        <text:p text:style-name="P6">IGNORE_WHEN_COPYING_START</text:p>
        <text:p text:style-name="P6">content_copy download </text:p>
        <text:p text:style-name="P6">Use code <text:a xlink:type="simple" xlink:href="https://support.google.com/legal/answer/13505487" office:target-frame-name="_blank" xlink:show="new" text:style-name="Internet_20_link" text:visited-style-name="Visited_20_Internet_20_Link">with caution</text:a>. JavaScript</text:p>
        <text:p text:style-name="P6">IGNORE_WHEN_COPYING_END</text:p>
      </text:section>
      <text:h text:style-name="Heading_20_3" text:outline-level="3"><text:soft-page-break/>Resum del Flux de Treball</text:h>
      <text:list xml:id="list1721490920" text:style-name="L9">
        <text:list-item>
          <text:p text:style-name="P15"><text:span text:style-name="Strong_20_Emphasis">Apidog (Disseny)</text:span>: Defines com serà l'API (/api/productes) i quines dades retornarà. Utilitzes el <text:span text:style-name="Strong_20_Emphasis">Mock Server</text:span> per simular-la.</text:p>
        </text:list-item>
        <text:list-item>
          <text:p text:style-name="P15"><text:span text:style-name="Strong_20_Emphasis">Supabase (Dades)</text:span>: Creas les taules i hi poses dades.</text:p>
        </text:list-item>
        <text:list-item>
          <text:p text:style-name="P15"><text:span text:style-name="Strong_20_Emphasis">Node.js/Express (Codi)</text:span>: Escrius la lògica real de l'API que es connecta a Supabase i retorna les dades.</text:p>
        </text:list-item>
        <text:list-item>
          <text:p text:style-name="P15"><text:span text:style-name="Strong_20_Emphasis">Apidog (Test)</text:span>: Canvies l'entorn a la teva API local (http://localhost:3000) per provar que el codi que has escrit funciona com havies dissenyat.</text:p>
        </text:list-item>
        <text:list-item>
          <text:p text:style-name="P15"><text:span text:style-name="Strong_20_Emphasis">Front-end (Consum)</text:span>: El teu front-end fa crides a la teva API local per obtenir i mostrar les dades.</text:p>
        </text:list-item>
      </text:list>
      <text:p text:style-name="Text_20_body">Espero que aquesta guia detallada t'ajudi a engegar el teu projecte. Si et quedes encallat en algun pas, no dubtis a preguntar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6T06:44:27.703000000</meta:creation-date>
    <dc:date>2025-07-07T18:11:08.305000000</dc:date>
    <meta:editing-duration>P1DT11H16M30S</meta:editing-duration>
    <meta:editing-cycles>1</meta:editing-cycles>
    <meta:document-statistic meta:table-count="0" meta:image-count="0" meta:object-count="0" meta:page-count="6" meta:paragraph-count="183" meta:word-count="1419" meta:character-count="8928" meta:non-whitespace-character-count="7537"/>
    <meta:generator>LibreOffice/7.3.4.2$Windows_X86_64 LibreOffice_project/728fec16bd5f605073805c3c9e7c4212a0120dc5</meta:generator>
  </office:meta>
</office:document-meta>
</file>